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Liberation_Sans_3.ttf" manifest:media-type="application/x-font-ttf"/>
  <manifest:file-entry manifest:full-path="Fonts/Font_Arial_1.ttf" manifest:media-type="application/x-font-ttf"/>
  <manifest:file-entry manifest:full-path="Fonts/Font_Liberation_Sans_4.ttf" manifest:media-type="application/x-font-ttf"/>
  <manifest:file-entry manifest:full-path="Fonts/Font_Georgia_1.ttf" manifest:media-type="application/x-font-ttf"/>
  <manifest:file-entry manifest:full-path="Fonts/Font_Georgia_2.ttf" manifest:media-type="application/x-font-ttf"/>
  <manifest:file-entry manifest:full-path="Fonts/Font_Georgia_3.ttf" manifest:media-type="application/x-font-ttf"/>
  <manifest:file-entry manifest:full-path="Fonts/Font_Georgia_4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nux_Libertine_G_1.ttf" manifest:media-type="application/x-font-ttf"/>
  <manifest:file-entry manifest:full-path="Fonts/Font_Linux_Libertine_G_2.ttf" manifest:media-type="application/x-font-ttf"/>
  <manifest:file-entry manifest:full-path="Fonts/Font_Linux_Libertine_G_3.ttf" manifest:media-type="application/x-font-ttf"/>
  <manifest:file-entry manifest:full-path="Fonts/Font_Linux_Libertine_G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>
      <svg:font-face-src>
        <svg:font-face-uri xlink:href="Fonts/Font_Georgia_1.ttf" xlink:type="simple" loext:font-style="normal" loext:font-weight="normal">
          <svg:font-face-format svg:string="truetype"/>
        </svg:font-face-uri>
        <svg:font-face-uri xlink:href="Fonts/Font_Georgia_2.ttf" xlink:type="simple" loext:font-style="normal" loext:font-weight="bold">
          <svg:font-face-format svg:string="truetype"/>
        </svg:font-face-uri>
        <svg:font-face-uri xlink:href="Fonts/Font_Georgia_3.ttf" xlink:type="simple" loext:font-style="italic" loext:font-weight="normal">
          <svg:font-face-format svg:string="truetype"/>
        </svg:font-face-uri>
        <svg:font-face-uri xlink:href="Fonts/Font_Georgia_4.ttf" xlink:type="simple" loext:font-style="italic" loext:font-weight="bold">
          <svg:font-face-format svg:string="truetype"/>
        </svg:font-face-uri>
      </svg:font-face-src>
    </style:font-face>
    <style:font-face style:name="Georgia1" svg:font-family="Georgia" style:font-family-generic="system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Google Sans Text1" svg:font-family="'Google Sans Text'" style:font-family-generic="system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Heading_20_1" style:master-page-name="Standard">
      <style:paragraph-properties fo:margin-top="0cm" fo:margin-bottom="0.423cm" style:contextual-spacing="false" fo:line-height="114%" style:page-number="1" fo:padding="0cm" fo:border="none"/>
      <style:text-properties style:font-name="Google Sans" style:font-name-asian="Google Sans1" style:font-name-complex="Google Sans1"/>
    </style:style>
    <style:style style:name="P2" style:family="paragraph" style:parent-style-name="Heading_20_2">
      <style:paragraph-properties fo:margin-top="0cm" fo:margin-bottom="0.397cm" style:contextual-spacing="false" fo:line-height="114%" fo:padding="0cm" fo:border="none"/>
      <style:text-properties style:font-name="Google Sans" style:font-name-asian="Google Sans1" style:font-name-complex="Google Sans1"/>
    </style:style>
    <style:style style:name="P3" style:family="paragraph" style:parent-style-name="Standard">
      <style:paragraph-properties fo:line-height="114%" fo:padding="0cm" fo:border="none"/>
      <style:text-properties style:font-name="Google Sans Text" style:font-name-asian="Google Sans Text1" style:font-name-complex="Google Sans Text1"/>
    </style:style>
    <style:style style:name="P4" style:family="paragraph" style:parent-style-name="Standard">
      <style:paragraph-properties fo:line-height="114%" fo:padding="0cm" fo:border="none"/>
    </style:style>
    <style:style style:name="P5" style:family="paragraph" style:parent-style-name="Standard" style:list-style-name="WWNum1">
      <style:paragraph-properties fo:margin-left="1.058cm" fo:margin-right="0cm" fo:line-height="114%" fo:text-indent="-0.635cm" style:auto-text-indent="false" fo:padding="0cm" fo:border="none"/>
    </style:style>
    <style:style style:name="P6" style:family="paragraph" style:parent-style-name="Standard" style:list-style-name="WWNum2">
      <style:paragraph-properties fo:margin-left="1.058cm" fo:margin-right="0cm" fo:line-height="114%" fo:text-indent="-0.635cm" style:auto-text-indent="false" fo:padding="0cm" fo:border="none"/>
      <style:text-properties style:font-name="Google Sans Text" style:font-name-asian="Google Sans Text1" style:font-name-complex="Google Sans Text1"/>
    </style:style>
    <style:style style:name="P7" style:family="paragraph" style:parent-style-name="Standard" style:list-style-name="WWNum2">
      <style:paragraph-properties fo:margin-left="1.058cm" fo:margin-right="0cm" fo:line-height="114%" fo:text-indent="-0.635cm" style:auto-text-indent="false" fo:padding="0cm" fo:border="none"/>
      <style:text-properties style:font-name="Google Sans Text" fo:font-weight="bold" style:font-name-asian="Google Sans Text1" style:font-weight-asian="bold" style:font-name-complex="Google Sans Text1" style:font-weight-complex="bold"/>
    </style:style>
    <style:style style:name="P8" style:family="paragraph" style:parent-style-name="Standard">
      <style:paragraph-properties fo:line-height="114%" fo:padding="0cm" fo:border="none"/>
      <style:text-properties style:font-name="Google Sans Text" fo:font-weight="bold" style:font-name-asian="Google Sans Text1" style:font-weight-asian="bold" style:font-name-complex="Google Sans Text1" style:font-weight-complex="bold"/>
    </style:style>
    <style:style style:name="P9" style:family="paragraph" style:parent-style-name="Heading_20_3">
      <style:paragraph-properties fo:margin-top="0cm" fo:margin-bottom="0.423cm" style:contextual-spacing="false" fo:line-height="114%" fo:padding="0cm" fo:border="none"/>
      <style:text-properties style:font-name="Google Sans" style:font-name-asian="Google Sans1" style:font-name-complex="Google Sans1"/>
    </style:style>
    <style:style style:name="P10" style:family="paragraph" style:parent-style-name="Standard" style:list-style-name="WWNum3">
      <style:paragraph-properties fo:margin-left="1.058cm" fo:margin-right="0cm" fo:line-height="114%" fo:text-indent="-0.635cm" style:auto-text-indent="false" fo:padding="0cm" fo:border="none"/>
      <style:text-properties style:font-name="Google Sans Text" style:font-name-asian="Google Sans Text1" style:font-name-complex="Google Sans Text1"/>
    </style:style>
    <style:style style:name="P11" style:family="paragraph" style:parent-style-name="Standard" style:list-style-name="WWNum3">
      <style:paragraph-properties fo:margin-left="1.058cm" fo:margin-right="0cm" fo:line-height="114%" fo:text-indent="-0.635cm" style:auto-text-indent="false" fo:padding="0cm" fo:border="none"/>
    </style:style>
    <style:style style:name="P12" style:family="paragraph" style:parent-style-name="Standard" style:list-style-name="WWNum4">
      <style:paragraph-properties fo:margin-left="1.058cm" fo:margin-right="0cm" fo:line-height="114%" fo:text-indent="-0.635cm" style:auto-text-indent="false" fo:padding="0cm" fo:border="none"/>
    </style:style>
    <style:style style:name="T1" style:family="text">
      <style:text-properties style:font-name="Google Sans Text" style:font-name-asian="Google Sans Text1" style:font-name-complex="Google Sans Text1"/>
    </style:style>
    <style:style style:name="T2" style:family="text">
      <style:text-properties style:font-name="Google Sans Text" fo:font-weight="bold" style:font-name-asian="Google Sans Text1" style:font-weight-asian="bold" style:font-name-complex="Google Sans Text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ZIONE TECNICA: Visualizzatore Musicale Natalizio su Matrice LED</text:p>
      <text:p text:style-name="P2">1. Obiettivo del Progetto</text:p>
      <text:p text:style-name="P3">Lo scopo del progetto è la realizzazione di un dispositivo in grado di fornire un feedback visivo in tempo reale basato sull'intensità sonora, utilizzando lo stile grafico della "Pixel Art" a tema natalizio.</text:p>
      <text:p text:style-name="P4"><text:span text:style-name="T1">Il sistema si basa sull'utilizzo della scheda </text:span><text:span text:style-name="T2">Arduino Uno R4 WiFi</text:span><text:span text:style-name="T1">, sfruttando la sua matrice LED integrata (12x8) per l'output visivo. L'input audio viene acquisito tramite un microfono collegato a un amplificatore operazionale </text:span><text:span text:style-name="T2">[CODICE DEL MODELLO]</text:span><text:span text:style-name="T1">.</text:span></text:p>
      <text:p text:style-name="P3">Il risultato finale deve essere un'animazione che reagisce dinamicamente al volume della musica (nello specifico brani natalizi come "Jingle Bells"): al variare dei decibel (dB) percepiti, l'immagine sulla matrice deve evolversi, creando un effetto di "VU-meter" grafico.</text:p>
      <text:p text:style-name="P3"/>
      <text:p text:style-name="P2">2. Organizzazione e Metodologia</text:p>
      <text:p text:style-name="P3">Data la necessità di ottimizzare i tempi di sviluppo, il gruppo di lavoro (composto da 4 membri) ha adottato una metodologia parallela, dividendo il progetto in due macro-aree:</text:p>
      <text:list text:style-name="WWNum1">
        <text:list-item>
          <text:p text:style-name="P5"><text:span text:style-name="T2">Sottogruppo Animazione e Design:</text:span><text:span text:style-name="T1"> Responsabile dell'ideazione grafica, della creazione dei frame e della logica visiva.</text:span></text:p>
        </text:list-item>
        <text:list-item>
          <text:p text:style-name="P5"><text:span text:style-name="T2">Sottogruppo Software e Hardware:</text:span><text:span text:style-name="T1"> Responsabile della gestione del segnale microfonico, del cablaggio e del codice di controllo.</text:span></text:p>
        </text:list-item>
      </text:list>
      <text:p text:style-name="P3"/>
      <text:p text:style-name="P2">3. Fase di Ideazione</text:p>
      <text:p text:style-name="P3">La prima fase del lavoro ha riguardato il brainstorming per individuare un soggetto grafico che fosse sia esteticamente gradevole sia funzionale alla rappresentazione di una scala di valori (volume basso - volume alto).</text:p>
      <text:p text:style-name="P3">Sono state valutate le seguenti proposte:</text:p>
      <text:list text:style-name="WWNum2">
        <text:list-item>
          <text:p text:style-name="P6">Una stella rotante a tempo di musica.</text:p>
        </text:list-item>
        <text:list-item>
          <text:p text:style-name="P6">Una stella pulsante (ingrandimento/rimpicciolimento).</text:p>
        </text:list-item>
        <text:list-item>
          <text:p text:style-name="P6">Una pallina di Natale che si riempie progressivamente.</text:p>
        </text:list-item>
        <text:list-item>
          <text:p text:style-name="P6">Un albero di Natale statico a cui si aggiungono addobbi all'aumentare dell'intensità sonora.</text:p>
        </text:list-item>
        <text:list-item>
          <text:p text:style-name="P7">Un albero di Natale con riempimento progressivo.</text:p>
        </text:list-item>
      </text:list>
      <text:p text:style-name="P8"/>
      <text:p text:style-name="P8"/>
      <text:p text:style-name="P9">3.1 Scelta Definitiva</text:p>
      <text:p text:style-name="P4"><text:soft-page-break/><text:span text:style-name="T1">La scelta è ricaduta sull'</text:span><text:span text:style-name="T2">albero di Natale con riempimento progressivo</text:span><text:span text:style-name="T1">. Questa opzione è stata ritenuta la più efficace poiché:</text:span></text:p>
      <text:list text:style-name="WWNum3">
        <text:list-item>
          <text:p text:style-name="P10">Offre un feedback visivo intuitivo (simile alle barre del volume dei vecchi stereo).</text:p>
        </text:list-item>
        <text:list-item>
          <text:p text:style-name="P10">Si adatta perfettamente alla griglia della matrice LED.</text:p>
        </text:list-item>
        <text:list-item>
          <text:p text:style-name="P11"><text:span text:style-name="T1">Era l'opzione più fattibile nel tempo a disposizione, garantendo un risultato pulito e riconoscibile.</text:span></text:p>
        </text:list-item>
      </text:list>
      <text:p text:style-name="P2">4. Realizzazione delle Animazioni</text:p>
      <text:p text:style-name="P4"><text:span text:style-name="T1">Il lavoro si è concentrato sulla traduzione dell'idea in dati interpretabili da Arduino. La matrice LED dell'Arduino R4 WiFi è gestita come una griglia di dimensioni </text:span><text:span text:style-name="T2">[8][12]</text:span><text:span text:style-name="T1"> (8 righe per 12 colonne, gestite come byte).</text:span></text:p>
      <text:p text:style-name="P9">4.1 Sviluppo dei Frame</text:p>
      <text:p text:style-name="P4"><text:span text:style-name="T1">Dopo aver realizzato vari schizzi su carta per definire la forma ottimale dell'albero, si è proceduto alla digitalizzazione dei disegni. È stata creata una sequenza di </text:span><text:span text:style-name="T2">10 frame totali</text:span><text:span text:style-name="T1"> (numerati da 0 a 9):</text:span></text:p>
      <text:list text:style-name="WWNum4">
        <text:list-item>
          <text:p text:style-name="P12"><text:span text:style-name="T2">Frame 0 (Stato di quiete):</text:span><text:span text:style-name="T1"> Visualizza solo il contorno dell'albero. Questo stato corrisponde all'assenza di suono o a un volume molto basso.</text:span></text:p>
        </text:list-item>
        <text:list-item>
          <text:p text:style-name="P12"><text:span text:style-name="T2">Frame 1-9 (Stato attivo):</text:span><text:span text:style-name="T1"> A ogni incremento del frame corrisponde l'aggiunta di una riga di pixel interna o di un livello di riempimento, fino ad arrivare all'albero completamente illuminato (Frame 9), che corrisponde al picco massimo di intensità sonora.</text:span></text:p>
        </text:list-item>
      </text:list>
      <text:p text:style-name="P3">Questa suddivisione in 10 step ha permesso di comunicare al sottogruppo di programmazione un dato preciso: il range di volume rilevato dal microfono deve essere "mappato" in 10 fasce distinte per richiamare l'immagine corretta.</text:p>
      <text:p text:style-name="P9">4.2 Implementazione nel Codice</text:p>
      <text:p text:style-name="P3">I disegni sono stati convertiti in matrici di byte (dove 1 rappresenta un LED acceso e 0 un LED spento) e inseriti all'interno di un file header dedicato, denominato Animazioni_Albero.h, per mantenere il codice principale pulito e ordinato.</text:p>
      <text:p text:style-name="P3">Di seguito è riportato un esempio della struttura dati utilizzata per il "Frame 0" (contorno):</text:p>
      <text:p text:style-name="P3">// Esempio di struttura matrice 8x12 per il Frame 0:</text:p>
      <text:p text:style-name="P3"/>
      <text:p text:style-name="P3">byte disegno0[8][12] = {<text:line-break/> <text:s/>{0,0,0,0,0,0,0,1,1,1,0,0},<text:line-break/> <text:s/>{0,0,0,0,1,1,1,0,0,1,0,0},<text:line-break/> <text:s/>{0,0,1,1,0,0,0,0,0,1,1,1},<text:line-break/> <text:s/>{1,1,0,0,0,0,0,0,0,0,0,1}, // Parte centrale/tronco<text:line-break/> <text:s/>{1,1,0,0,0,0,0,0,0,0,0,1},<text:line-break/> <text:s/>{0,0,1,1,0,0,0,0,0,1,1,1},<text:line-break/> <text:s/>{0,0,0,0,1,1,1,0,0,1,0,0},<text:line-break/> <text:s/>{0,0,0,0,0,0,0,1,1,1,0,0},<text:line-break/>};<text:line-break/></text:p>
      <text:p text:style-name="P3">Il file Animazioni_Albero.h contiene quindi l'array completo di tutti e 10 i frame, pronti per essere richiamati dal ciclo principale del programma in base ai valori letti dal microfono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Georgia" svg:font-family="Georgia" style:font-family-generic="roman" style:font-pitch="variable">
      <svg:font-face-src>
        <svg:font-face-uri xlink:href="Fonts/Font_Georgia_1.ttf" xlink:type="simple" loext:font-style="normal" loext:font-weight="normal">
          <svg:font-face-format svg:string="truetype"/>
        </svg:font-face-uri>
        <svg:font-face-uri xlink:href="Fonts/Font_Georgia_2.ttf" xlink:type="simple" loext:font-style="normal" loext:font-weight="bold">
          <svg:font-face-format svg:string="truetype"/>
        </svg:font-face-uri>
        <svg:font-face-uri xlink:href="Fonts/Font_Georgia_3.ttf" xlink:type="simple" loext:font-style="italic" loext:font-weight="normal">
          <svg:font-face-format svg:string="truetype"/>
        </svg:font-face-uri>
        <svg:font-face-uri xlink:href="Fonts/Font_Georgia_4.ttf" xlink:type="simple" loext:font-style="italic" loext:font-weight="bold">
          <svg:font-face-format svg:string="truetype"/>
        </svg:font-face-uri>
      </svg:font-face-src>
    </style:font-face>
    <style:font-face style:name="Georgia1" svg:font-family="Georgia" style:font-family-generic="system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Google Sans Text1" svg:font-family="'Google Sans Text'" style:font-family-generic="system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423cm" fo:margin-bottom="0.423cm" style:contextual-spacing="false" fo:line-height="100%" fo:padding="0cm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397cm" fo:margin-bottom="0.397cm" style:contextual-spacing="false" fo:line-height="100%" fo:padding="0cm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23cm" fo:margin-bottom="0.423cm" style:contextual-spacing="false" fo:line-height="100%" fo:padding="0cm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5cm" fo:margin-bottom="0.45cm" style:contextual-spacing="false" fo:line-height="100%" fo:padding="0cm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5cm" fo:margin-bottom="0.45cm" style:contextual-spacing="false" fo:line-height="100%" fo:padding="0cm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635cm" fo:margin-bottom="0.635cm" style:contextual-spacing="false" fo:line-height="100%" fo:padding="0cm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4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5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7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8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Arial"/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3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4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6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7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22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23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25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26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Arial"/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31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32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34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35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document-statistic meta:table-count="0" meta:image-count="0" meta:object-count="0" meta:page-count="2" meta:paragraph-count="35" meta:word-count="617" meta:character-count="4225" meta:non-whitespace-character-count="3638"/>
  </office:meta>
</office:document-meta>
</file>